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style:rfc-language-tag="en-GB-oed" fo:language="en" fo:country="GB" officeooo:rsid="001bb4a9" officeooo:paragraph-rsid="001bb4a9" style:font-size-asian="10.5pt"/>
    </style:style>
    <style:style style:name="P2" style:family="paragraph" style:parent-style-name="Standard">
      <style:text-properties style:font-name="Courier 10 Pitch" style:rfc-language-tag="en-GB-oed" fo:language="en" fo:country="GB" officeooo:rsid="001872db" officeooo:paragraph-rsid="001872db" style:font-size-asian="10.5pt"/>
    </style:style>
    <style:style style:name="P3" style:family="paragraph" style:parent-style-name="Standard">
      <style:text-properties style:font-name="Courier 10 Pitch" style:rfc-language-tag="en-GB-oed" fo:language="en" fo:country="GB" officeooo:rsid="001cf9ea" officeooo:paragraph-rsid="001cf9ea" style:font-size-asian="10.5pt"/>
    </style:style>
    <style:style style:name="P4" style:family="paragraph" style:parent-style-name="Standard">
      <style:paragraph-properties fo:text-align="center" style:justify-single-word="false"/>
      <style:text-properties style:font-name="Courier 10 Pitch" style:rfc-language-tag="en-GB-oed" fo:language="en" fo:country="GB" fo:font-weight="bold" officeooo:rsid="001bb4a9" officeooo:paragraph-rsid="001bb4a9" style:font-size-asian="10.5pt" style:font-weight-asian="bold" style:font-weight-complex="bold"/>
    </style:style>
    <style:style style:name="P5" style:family="paragraph" style:parent-style-name="Standard">
      <style:paragraph-properties fo:break-before="page"/>
      <style:text-properties style:font-name="Courier 10 Pitch" style:rfc-language-tag="en-GB-oed" fo:language="en" fo:country="GB" officeooo:rsid="001bb4a9" officeooo:paragraph-rsid="001bb4a9" style:font-size-asian="10.5pt"/>
    </style:style>
    <style:style style:name="P6" style:family="paragraph" style:parent-style-name="Standard">
      <style:paragraph-properties fo:break-before="page"/>
      <style:text-properties style:font-name="Courier 10 Pitch" style:rfc-language-tag="en-GB-oed" fo:language="en" fo:country="GB" officeooo:rsid="001cf9ea" officeooo:paragraph-rsid="001cf9ea" style:font-size-asian="10.5pt"/>
    </style:style>
    <style:style style:name="P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Courier 10 Pitch" style:rfc-language-tag="en-GB-oed" fo:language="en" fo:country="GB" officeooo:rsid="001bf601" officeooo:paragraph-rsid="001bf601" style:font-size-asian="10.5pt"/>
    </style:style>
    <style:style style:name="P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Courier 10 Pitch" style:rfc-language-tag="en-GB-oed" fo:language="en" fo:country="GB" officeooo:rsid="001bb4a9" officeooo:paragraph-rsid="001bb4a9" style:font-size-asian="10.5pt"/>
    </style:style>
    <style:style style:name="P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Courier 10 Pitch" style:rfc-language-tag="en-GB-oed" fo:language="en" fo:country="GB" officeooo:rsid="001bf601" officeooo:paragraph-rsid="001bf601" style:font-size-asian="10.5pt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Courier 10 Pitch" style:rfc-language-tag="en-GB-oed" fo:language="en" fo:country="GB" officeooo:rsid="001bf601" officeooo:paragraph-rsid="001bf601" style:font-size-asian="10.5pt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style:font-name="Courier 10 Pitch" style:rfc-language-tag="en-GB-oed" fo:language="en" fo:country="GB" officeooo:rsid="001bf601" officeooo:paragraph-rsid="001bf601" style:font-size-asian="10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 <text:s/>FUNDAMENTAL/INFORMATIONAL </text:p>
      <text:p text:style-name="P1">Sparx Systems Central Europe GmbH<text:tab/><text:tab/><text:tab/><text:tab/>Jan van Oort, Ed.</text:p>
      <text:p text:style-name="P1">Engineering Note: 1</text:p>
      <text:p text:style-name="P1">Category: Technical Documentation</text:p>
      <text:p text:style-name="P1">Updates: (krino white paper)</text:p>
      <text:p text:style-name="P1"/>
      <text:p text:style-name="P1"/>
      <text:p text:style-name="P1"/>
      <text:p text:style-name="P1"/>
      <text:p text:style-name="P4">The Foundation of the <text:span text:style-name="T1">krino</text:span><text:span text:style-name="T2"> Artificial Intelligence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Abstract</text:span></text:p>
      <text:p text:style-name="P1"><text:span text:style-name="T2"/></text:p>
      <text:p text:style-name="P9"><text:span text:style-name="T2">As </text:span><text:span text:style-name="T1">krino</text:span><text:span text:style-name="T2"> was originally an invention by a single person, joined later by scientists, engineers, and business men, development and business continuity MUST now be a core concern of the </text:span><text:span text:style-name="T1">krino</text:span><text:span text:style-name="T2"> team. To this end, this document describes, at a technical level of computer science, programming, linguistics, philosophy, and mathematics, the various steps and operations needed for </text:span><text:span text:style-name="T1">krino</text:span><text:span text:style-name="T2"> to become a working, inspectable, verifiable, and general-purpose AI. </text:span></text:p>
      <text:p text:style-name="P7"><text:span text:style-name="T2"/></text:p>
      <text:p text:style-name="P7"><text:span text:style-name="T2">This is the first edition of this document. <text:s/>It updates (krino white paper).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Status of this Engineering Note</text:span></text:p>
      <text:p text:style-name="P1"><text:span text:style-name="T2"/></text:p>
      <text:p text:style-name="P9"><text:span text:style-name="T2">This document is a product of </text:span><text:span text:style-name="T1">krino’s</text:span><text:span text:style-name="T2"> original inventor. It is currently in preparation, and has not yet been inspected or reviewed by other </text:span><text:span text:style-name="T1">krino</text:span><text:span text:style-name="T2"> team members. </text:span></text:p>
      <text:p text:style-name="P8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Copyright Notice</text:span></text:p>
      <text:p text:style-name="P1"><text:span text:style-name="T2"/></text:p>
      <text:p text:style-name="P9"><text:span text:style-name="T2">Copyright (c) 2020 Sparx Systems Central Europe GmbH and the person, or persons, identified as the document authors. All rights reserved.</text:span></text:p>
      <text:p text:style-name="P5"><text:span text:style-name="T2">1. Introduction</text:span></text:p>
      <text:p text:style-name="P1"><text:span text:style-name="T2"/></text:p>
      <text:p text:style-name="P5"><text:span text:style-name="T2">2. Requirements Language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/>
      <text:p text:style-name="P6">Security Considerations</text:p>
      <text:p text:style-name="P3"/>
      <text:p text:style-name="P3"/>
      <text:p text:style-name="P6">References</text:p>
      <text:p text:style-name="P3"/>
      <text:p text:style-name="P3"/>
      <text:p text:style-name="P6">Acknowledgement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ntributors</text:p>
      <text:p text:style-name="P3"/>
      <text:p text:style-name="P3"/>
      <text:p text:style-name="P3"/>
      <text:p text:style-name="P3"/>
      <text:p text:style-name="P3"/>
      <text:p text:style-name="P3">Author’s Addr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5:46:21.064680303</meta:creation-date>
    <dc:date>2020-01-09T13:28:45.822263205</dc:date>
    <meta:editing-duration>PT21H21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20" meta:word-count="175" meta:character-count="1219" meta:non-whitespace-character-count="1045"/>
  </office:meta>
</office:document-meta>
</file>